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Pictures/2000000E000000DD000000DDB43ABA64C5FC9CAB.svm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Pictures/2000000E000000DD000000DDB43ABA64C5FC9CAB.svm" manifest:media-type="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2226.73pt" svg:y="174.67pt">
            <draw:object draw:notify-on-update-of-ranges="Sheet1.A1:Sheet1.A9 Sheet1.AI1:Sheet1.AI9 Sheet1.AJ1:Sheet1.AJ9 Sheet1.AJ1:Sheet1.A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08" calcext:value-type="float">
            <text:p>1908</text:p>
          </table:table-cell>
          <table:table-cell office:value-type="float" office:value="3470" calcext:value-type="float">
            <text:p>3470</text:p>
          </table:table-cell>
          <table:table-cell office:value-type="float" office:value="3506" calcext:value-type="float">
            <text:p>3506</text:p>
          </table:table-cell>
          <table:table-cell office:value-type="float" office:value="3748" calcext:value-type="float">
            <text:p>3748</text:p>
          </table:table-cell>
          <table:table-cell office:value-type="float" office:value="4545" calcext:value-type="float">
            <text:p>4545</text:p>
          </table:table-cell>
          <table:table-cell office:value-type="float" office:value="3049" calcext:value-type="float">
            <text:p>3049</text:p>
          </table:table-cell>
          <table:table-cell office:value-type="float" office:value="3006" calcext:value-type="float">
            <text:p>3006</text:p>
          </table:table-cell>
          <table:table-cell office:value-type="float" office:value="3076" calcext:value-type="float">
            <text:p>3076</text:p>
          </table:table-cell>
          <table:table-cell office:value-type="float" office:value="2653" calcext:value-type="float">
            <text:p>2653</text:p>
          </table:table-cell>
          <table:table-cell office:value-type="float" office:value="3287" calcext:value-type="float">
            <text:p>3287</text:p>
          </table:table-cell>
          <table:table-cell office:value-type="float" office:value="2281" calcext:value-type="float">
            <text:p>2281</text:p>
          </table:table-cell>
          <table:table-cell office:value-type="float" office:value="4232" calcext:value-type="float">
            <text:p>4232</text:p>
          </table:table-cell>
          <table:table-cell office:value-type="float" office:value="1841" calcext:value-type="float">
            <text:p>1841</text:p>
          </table:table-cell>
          <table:table-cell office:value-type="float" office:value="3161" calcext:value-type="float">
            <text:p>3161</text:p>
          </table:table-cell>
          <table:table-cell office:value-type="float" office:value="4599" calcext:value-type="float">
            <text:p>4599</text:p>
          </table:table-cell>
          <table:table-cell office:value-type="float" office:value="2456" calcext:value-type="float">
            <text:p>2456</text:p>
          </table:table-cell>
          <table:table-cell office:value-type="float" office:value="5493" calcext:value-type="float">
            <text:p>5493</text:p>
          </table:table-cell>
          <table:table-cell office:value-type="float" office:value="2489" calcext:value-type="float">
            <text:p>2489</text:p>
          </table:table-cell>
          <table:table-cell office:value-type="float" office:value="2710" calcext:value-type="float">
            <text:p>2710</text:p>
          </table:table-cell>
          <table:table-cell office:value-type="float" office:value="3123" calcext:value-type="float">
            <text:p>3123</text:p>
          </table:table-cell>
          <table:table-cell office:value-type="float" office:value="2850" calcext:value-type="float">
            <text:p>2850</text:p>
          </table:table-cell>
          <table:table-cell office:value-type="float" office:value="2615" calcext:value-type="float">
            <text:p>2615</text:p>
          </table:table-cell>
          <table:table-cell office:value-type="float" office:value="3009" calcext:value-type="float">
            <text:p>3009</text:p>
          </table:table-cell>
          <table:table-cell office:value-type="float" office:value="3843" calcext:value-type="float">
            <text:p>3843</text:p>
          </table:table-cell>
          <table:table-cell office:value-type="float" office:value="4498" calcext:value-type="float">
            <text:p>4498</text:p>
          </table:table-cell>
          <table:table-cell office:value-type="float" office:value="7920" calcext:value-type="float">
            <text:p>7920</text:p>
          </table:table-cell>
          <table:table-cell office:value-type="float" office:value="3361" calcext:value-type="float">
            <text:p>3361</text:p>
          </table:table-cell>
          <table:table-cell office:value-type="float" office:value="3840" calcext:value-type="float">
            <text:p>3840</text:p>
          </table:table-cell>
          <table:table-cell office:value-type="float" office:value="8009" calcext:value-type="float">
            <text:p>8009</text:p>
          </table:table-cell>
          <table:table-cell office:value-type="float" office:value="2920" calcext:value-type="float">
            <text:p>2920</text:p>
          </table:table-cell>
          <table:table-cell office:value-type="float" office:value="4864" calcext:value-type="float">
            <text:p>4864</text:p>
          </table:table-cell>
          <table:table-cell office:value-type="float" office:value="2891" calcext:value-type="float">
            <text:p>2891</text:p>
          </table:table-cell>
          <table:table-cell office:value-type="float" office:value="2904" calcext:value-type="float">
            <text:p>2904</text:p>
          </table:table-cell>
          <table:table-cell table:formula="of:=SUM(AVERAGE([.B1:.AH1]))" office:value-type="float" office:value="3580.51515151515" calcext:value-type="float">
            <text:p>3580.51515151515</text:p>
          </table:table-cell>
          <table:table-cell table:formula="of:=STDEV([.B1:.AH1])" office:value-type="float" office:value="1406.43574598193" calcext:value-type="float">
            <text:p>1406.4357459819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693" calcext:value-type="float">
            <text:p>3693</text:p>
          </table:table-cell>
          <table:table-cell office:value-type="float" office:value="6635" calcext:value-type="float">
            <text:p>6635</text:p>
          </table:table-cell>
          <table:table-cell office:value-type="float" office:value="6612" calcext:value-type="float">
            <text:p>6612</text:p>
          </table:table-cell>
          <table:table-cell office:value-type="float" office:value="6884" calcext:value-type="float">
            <text:p>6884</text:p>
          </table:table-cell>
          <table:table-cell office:value-type="float" office:value="8564" calcext:value-type="float">
            <text:p>8564</text:p>
          </table:table-cell>
          <table:table-cell office:value-type="float" office:value="5632" calcext:value-type="float">
            <text:p>5632</text:p>
          </table:table-cell>
          <table:table-cell office:value-type="float" office:value="5772" calcext:value-type="float">
            <text:p>5772</text:p>
          </table:table-cell>
          <table:table-cell office:value-type="float" office:value="5944" calcext:value-type="float">
            <text:p>5944</text:p>
          </table:table-cell>
          <table:table-cell office:value-type="float" office:value="5115" calcext:value-type="float">
            <text:p>5115</text:p>
          </table:table-cell>
          <table:table-cell office:value-type="float" office:value="6264" calcext:value-type="float">
            <text:p>6264</text:p>
          </table:table-cell>
          <table:table-cell office:value-type="float" office:value="4387" calcext:value-type="float">
            <text:p>4387</text:p>
          </table:table-cell>
          <table:table-cell office:value-type="float" office:value="7967" calcext:value-type="float">
            <text:p>7967</text:p>
          </table:table-cell>
          <table:table-cell office:value-type="float" office:value="3578" calcext:value-type="float">
            <text:p>3578</text:p>
          </table:table-cell>
          <table:table-cell office:value-type="float" office:value="6046" calcext:value-type="float">
            <text:p>6046</text:p>
          </table:table-cell>
          <table:table-cell office:value-type="float" office:value="7720" calcext:value-type="float">
            <text:p>7720</text:p>
          </table:table-cell>
          <table:table-cell office:value-type="float" office:value="4725" calcext:value-type="float">
            <text:p>4725</text:p>
          </table:table-cell>
          <table:table-cell office:value-type="float" office:value="10089" calcext:value-type="float">
            <text:p>10089</text:p>
          </table:table-cell>
          <table:table-cell office:value-type="float" office:value="4737" calcext:value-type="float">
            <text:p>4737</text:p>
          </table:table-cell>
          <table:table-cell office:value-type="float" office:value="5175" calcext:value-type="float">
            <text:p>5175</text:p>
          </table:table-cell>
          <table:table-cell office:value-type="float" office:value="5958" calcext:value-type="float">
            <text:p>5958</text:p>
          </table:table-cell>
          <table:table-cell office:value-type="float" office:value="5536" calcext:value-type="float">
            <text:p>5536</text:p>
          </table:table-cell>
          <table:table-cell office:value-type="float" office:value="5050" calcext:value-type="float">
            <text:p>5050</text:p>
          </table:table-cell>
          <table:table-cell office:value-type="float" office:value="5760" calcext:value-type="float">
            <text:p>5760</text:p>
          </table:table-cell>
          <table:table-cell office:value-type="float" office:value="7352" calcext:value-type="float">
            <text:p>7352</text:p>
          </table:table-cell>
          <table:table-cell office:value-type="float" office:value="8370" calcext:value-type="float">
            <text:p>8370</text:p>
          </table:table-cell>
          <table:table-cell office:value-type="float" office:value="13948" calcext:value-type="float">
            <text:p>13948</text:p>
          </table:table-cell>
          <table:table-cell office:value-type="float" office:value="6470" calcext:value-type="float">
            <text:p>6470</text:p>
          </table:table-cell>
          <table:table-cell office:value-type="float" office:value="7286" calcext:value-type="float">
            <text:p>7286</text:p>
          </table:table-cell>
          <table:table-cell office:value-type="float" office:value="14014" calcext:value-type="float">
            <text:p>14014</text:p>
          </table:table-cell>
          <table:table-cell office:value-type="float" office:value="5638" calcext:value-type="float">
            <text:p>5638</text:p>
          </table:table-cell>
          <table:table-cell office:value-type="float" office:value="9205" calcext:value-type="float">
            <text:p>9205</text:p>
          </table:table-cell>
          <table:table-cell office:value-type="float" office:value="5466" calcext:value-type="float">
            <text:p>5466</text:p>
          </table:table-cell>
          <table:table-cell office:value-type="float" office:value="5599" calcext:value-type="float">
            <text:p>5599</text:p>
          </table:table-cell>
          <table:table-cell table:formula="of:=SUM(AVERAGE([.B2:.AH2]))" office:value-type="float" office:value="6702.75757575758" calcext:value-type="float">
            <text:p>6702.75757575758</text:p>
          </table:table-cell>
          <table:table-cell table:formula="of:=STDEV([.B2:.AH2])" office:value-type="float" office:value="2390.48091435467" calcext:value-type="float">
            <text:p>2390.4809143546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591" calcext:value-type="float">
            <text:p>5591</text:p>
          </table:table-cell>
          <table:table-cell office:value-type="float" office:value="10134" calcext:value-type="float">
            <text:p>10134</text:p>
          </table:table-cell>
          <table:table-cell office:value-type="float" office:value="10078" calcext:value-type="float">
            <text:p>10078</text:p>
          </table:table-cell>
          <table:table-cell office:value-type="float" office:value="10825" calcext:value-type="float">
            <text:p>10825</text:p>
          </table:table-cell>
          <table:table-cell office:value-type="float" office:value="13244" calcext:value-type="float">
            <text:p>13244</text:p>
          </table:table-cell>
          <table:table-cell office:value-type="float" office:value="8753" calcext:value-type="float">
            <text:p>8753</text:p>
          </table:table-cell>
          <table:table-cell office:value-type="float" office:value="8763" calcext:value-type="float">
            <text:p>8763</text:p>
          </table:table-cell>
          <table:table-cell office:value-type="float" office:value="9023" calcext:value-type="float">
            <text:p>9023</text:p>
          </table:table-cell>
          <table:table-cell office:value-type="float" office:value="7762" calcext:value-type="float">
            <text:p>7762</text:p>
          </table:table-cell>
          <table:table-cell office:value-type="float" office:value="9584" calcext:value-type="float">
            <text:p>9584</text:p>
          </table:table-cell>
          <table:table-cell office:value-type="float" office:value="6667" calcext:value-type="float">
            <text:p>6667</text:p>
          </table:table-cell>
          <table:table-cell office:value-type="float" office:value="12398" calcext:value-type="float">
            <text:p>12398</text:p>
          </table:table-cell>
          <table:table-cell office:value-type="float" office:value="5396" calcext:value-type="float">
            <text:p>5396</text:p>
          </table:table-cell>
          <table:table-cell office:value-type="float" office:value="9230" calcext:value-type="float">
            <text:p>9230</text:p>
          </table:table-cell>
          <table:table-cell office:value-type="float" office:value="12086" calcext:value-type="float">
            <text:p>12086</text:p>
          </table:table-cell>
          <table:table-cell office:value-type="float" office:value="7183" calcext:value-type="float">
            <text:p>7183</text:p>
          </table:table-cell>
          <table:table-cell office:value-type="float" office:value="15875" calcext:value-type="float">
            <text:p>15875</text:p>
          </table:table-cell>
          <table:table-cell office:value-type="float" office:value="7264" calcext:value-type="float">
            <text:p>7264</text:p>
          </table:table-cell>
          <table:table-cell office:value-type="float" office:value="7896" calcext:value-type="float">
            <text:p>7896</text:p>
          </table:table-cell>
          <table:table-cell office:value-type="float" office:value="9099" calcext:value-type="float">
            <text:p>9099</text:p>
          </table:table-cell>
          <table:table-cell office:value-type="float" office:value="8368" calcext:value-type="float">
            <text:p>8368</text:p>
          </table:table-cell>
          <table:table-cell office:value-type="float" office:value="7666" calcext:value-type="float">
            <text:p>7666</text:p>
          </table:table-cell>
          <table:table-cell office:value-type="float" office:value="8645" calcext:value-type="float">
            <text:p>8645</text:p>
          </table:table-cell>
          <table:table-cell office:value-type="float" office:value="11251" calcext:value-type="float">
            <text:p>11251</text:p>
          </table:table-cell>
          <table:table-cell office:value-type="float" office:value="12886" calcext:value-type="float">
            <text:p>12886</text:p>
          </table:table-cell>
          <table:table-cell office:value-type="float" office:value="22414" calcext:value-type="float">
            <text:p>22414</text:p>
          </table:table-cell>
          <table:table-cell office:value-type="float" office:value="9804" calcext:value-type="float">
            <text:p>9804</text:p>
          </table:table-cell>
          <table:table-cell office:value-type="float" office:value="11126" calcext:value-type="float">
            <text:p>11126</text:p>
          </table:table-cell>
          <table:table-cell office:value-type="float" office:value="23106" calcext:value-type="float">
            <text:p>23106</text:p>
          </table:table-cell>
          <table:table-cell office:value-type="float" office:value="8483" calcext:value-type="float">
            <text:p>8483</text:p>
          </table:table-cell>
          <table:table-cell office:value-type="float" office:value="14144" calcext:value-type="float">
            <text:p>14144</text:p>
          </table:table-cell>
          <table:table-cell office:value-type="float" office:value="8338" calcext:value-type="float">
            <text:p>8338</text:p>
          </table:table-cell>
          <table:table-cell office:value-type="float" office:value="8496" calcext:value-type="float">
            <text:p>8496</text:p>
          </table:table-cell>
          <table:table-cell table:formula="of:=SUM(AVERAGE([.B3:.AH3]))" office:value-type="float" office:value="10350.8484848485" calcext:value-type="float">
            <text:p>10350.8484848485</text:p>
          </table:table-cell>
          <table:table-cell table:formula="of:=STDEV([.B3:.AH3])" office:value-type="float" office:value="3974.61793856664" calcext:value-type="float">
            <text:p>3974.617938566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468" calcext:value-type="float">
            <text:p>7468</text:p>
          </table:table-cell>
          <table:table-cell office:value-type="float" office:value="13569" calcext:value-type="float">
            <text:p>13569</text:p>
          </table:table-cell>
          <table:table-cell office:value-type="float" office:value="13479" calcext:value-type="float">
            <text:p>13479</text:p>
          </table:table-cell>
          <table:table-cell office:value-type="float" office:value="14598" calcext:value-type="float">
            <text:p>14598</text:p>
          </table:table-cell>
          <table:table-cell office:value-type="float" office:value="17787" calcext:value-type="float">
            <text:p>17787</text:p>
          </table:table-cell>
          <table:table-cell office:value-type="float" office:value="11818" calcext:value-type="float">
            <text:p>11818</text:p>
          </table:table-cell>
          <table:table-cell office:value-type="float" office:value="11713" calcext:value-type="float">
            <text:p>11713</text:p>
          </table:table-cell>
          <table:table-cell office:value-type="float" office:value="12061" calcext:value-type="float">
            <text:p>12061</text:p>
          </table:table-cell>
          <table:table-cell office:value-type="float" office:value="10376" calcext:value-type="float">
            <text:p>10376</text:p>
          </table:table-cell>
          <table:table-cell office:value-type="float" office:value="12837" calcext:value-type="float">
            <text:p>12837</text:p>
          </table:table-cell>
          <table:table-cell office:value-type="float" office:value="8914" calcext:value-type="float">
            <text:p>8914</text:p>
          </table:table-cell>
          <table:table-cell office:value-type="float" office:value="16678" calcext:value-type="float">
            <text:p>16678</text:p>
          </table:table-cell>
          <table:table-cell office:value-type="float" office:value="7202" calcext:value-type="float">
            <text:p>7202</text:p>
          </table:table-cell>
          <table:table-cell office:value-type="float" office:value="12357" calcext:value-type="float">
            <text:p>12357</text:p>
          </table:table-cell>
          <table:table-cell office:value-type="float" office:value="16382" calcext:value-type="float">
            <text:p>16382</text:p>
          </table:table-cell>
          <table:table-cell office:value-type="float" office:value="9605" calcext:value-type="float">
            <text:p>9605</text:p>
          </table:table-cell>
          <table:table-cell office:value-type="float" office:value="21413" calcext:value-type="float">
            <text:p>21413</text:p>
          </table:table-cell>
          <table:table-cell office:value-type="float" office:value="9733" calcext:value-type="float">
            <text:p>9733</text:p>
          </table:table-cell>
          <table:table-cell office:value-type="float" office:value="10566" calcext:value-type="float">
            <text:p>10566</text:p>
          </table:table-cell>
          <table:table-cell office:value-type="float" office:value="12181" calcext:value-type="float">
            <text:p>12181</text:p>
          </table:table-cell>
          <table:table-cell office:value-type="float" office:value="11172" calcext:value-type="float">
            <text:p>11172</text:p>
          </table:table-cell>
          <table:table-cell office:value-type="float" office:value="10248" calcext:value-type="float">
            <text:p>10248</text:p>
          </table:table-cell>
          <table:table-cell office:value-type="float" office:value="11524" calcext:value-type="float">
            <text:p>11524</text:p>
          </table:table-cell>
          <table:table-cell office:value-type="float" office:value="15069" calcext:value-type="float">
            <text:p>15069</text:p>
          </table:table-cell>
          <table:table-cell office:value-type="float" office:value="17289" calcext:value-type="float">
            <text:p>17289</text:p>
          </table:table-cell>
          <table:table-cell office:value-type="float" office:value="30408" calcext:value-type="float">
            <text:p>30408</text:p>
          </table:table-cell>
          <table:table-cell office:value-type="float" office:value="13099" calcext:value-type="float">
            <text:p>13099</text:p>
          </table:table-cell>
          <table:table-cell office:value-type="float" office:value="14891" calcext:value-type="float">
            <text:p>14891</text:p>
          </table:table-cell>
          <table:table-cell office:value-type="float" office:value="31595" calcext:value-type="float">
            <text:p>31595</text:p>
          </table:table-cell>
          <table:table-cell office:value-type="float" office:value="11317" calcext:value-type="float">
            <text:p>11317</text:p>
          </table:table-cell>
          <table:table-cell office:value-type="float" office:value="18970" calcext:value-type="float">
            <text:p>18970</text:p>
          </table:table-cell>
          <table:table-cell office:value-type="float" office:value="11161" calcext:value-type="float">
            <text:p>11161</text:p>
          </table:table-cell>
          <table:table-cell office:value-type="float" office:value="11355" calcext:value-type="float">
            <text:p>11355</text:p>
          </table:table-cell>
          <table:table-cell table:formula="of:=SUM(AVERAGE([.B4:.AH4]))" office:value-type="float" office:value="13904.0909090909" calcext:value-type="float">
            <text:p>13904.0909090909</text:p>
          </table:table-cell>
          <table:table-cell table:formula="of:=STDEV([.B4:.AH4])" office:value-type="float" office:value="5444.29895259502" calcext:value-type="float">
            <text:p>5444.298952595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340" calcext:value-type="float">
            <text:p>9340</text:p>
          </table:table-cell>
          <table:table-cell office:value-type="float" office:value="16987" calcext:value-type="float">
            <text:p>16987</text:p>
          </table:table-cell>
          <table:table-cell office:value-type="float" office:value="16866" calcext:value-type="float">
            <text:p>16866</text:p>
          </table:table-cell>
          <table:table-cell office:value-type="float" office:value="18324" calcext:value-type="float">
            <text:p>18324</text:p>
          </table:table-cell>
          <table:table-cell office:value-type="float" office:value="22292" calcext:value-type="float">
            <text:p>22292</text:p>
          </table:table-cell>
          <table:table-cell office:value-type="float" office:value="14857" calcext:value-type="float">
            <text:p>14857</text:p>
          </table:table-cell>
          <table:table-cell office:value-type="float" office:value="14653" calcext:value-type="float">
            <text:p>14653</text:p>
          </table:table-cell>
          <table:table-cell office:value-type="float" office:value="15090" calcext:value-type="float">
            <text:p>15090</text:p>
          </table:table-cell>
          <table:table-cell office:value-type="float" office:value="12981" calcext:value-type="float">
            <text:p>12981</text:p>
          </table:table-cell>
          <table:table-cell office:value-type="float" office:value="16073" calcext:value-type="float">
            <text:p>16073</text:p>
          </table:table-cell>
          <table:table-cell office:value-type="float" office:value="11153" calcext:value-type="float">
            <text:p>11153</text:p>
          </table:table-cell>
          <table:table-cell office:value-type="float" office:value="20915" calcext:value-type="float">
            <text:p>20915</text:p>
          </table:table-cell>
          <table:table-cell office:value-type="float" office:value="9005" calcext:value-type="float">
            <text:p>9005</text:p>
          </table:table-cell>
          <table:table-cell office:value-type="float" office:value="15468" calcext:value-type="float">
            <text:p>15468</text:p>
          </table:table-cell>
          <table:table-cell office:value-type="float" office:value="20592" calcext:value-type="float">
            <text:p>20592</text:p>
          </table:table-cell>
          <table:table-cell office:value-type="float" office:value="12018" calcext:value-type="float">
            <text:p>12018</text:p>
          </table:table-cell>
          <table:table-cell office:value-type="float" office:value="26882" calcext:value-type="float">
            <text:p>26882</text:p>
          </table:table-cell>
          <table:table-cell office:value-type="float" office:value="12188" calcext:value-type="float">
            <text:p>12188</text:p>
          </table:table-cell>
          <table:table-cell office:value-type="float" office:value="13224" calcext:value-type="float">
            <text:p>13224</text:p>
          </table:table-cell>
          <table:table-cell office:value-type="float" office:value="15248" calcext:value-type="float">
            <text:p>15248</text:p>
          </table:table-cell>
          <table:table-cell office:value-type="float" office:value="13971" calcext:value-type="float">
            <text:p>13971</text:p>
          </table:table-cell>
          <table:table-cell office:value-type="float" office:value="12821" calcext:value-type="float">
            <text:p>12821</text:p>
          </table:table-cell>
          <table:table-cell office:value-type="float" office:value="14403" calcext:value-type="float">
            <text:p>14403</text:p>
          </table:table-cell>
          <table:table-cell office:value-type="float" office:value="18868" calcext:value-type="float">
            <text:p>18868</text:p>
          </table:table-cell>
          <table:table-cell office:value-type="float" office:value="21659" calcext:value-type="float">
            <text:p>21659</text:p>
          </table:table-cell>
          <table:table-cell office:value-type="float" office:value="38261" calcext:value-type="float">
            <text:p>38261</text:p>
          </table:table-cell>
          <table:table-cell office:value-type="float" office:value="16384" calcext:value-type="float">
            <text:p>16384</text:p>
          </table:table-cell>
          <table:table-cell office:value-type="float" office:value="18638" calcext:value-type="float">
            <text:p>18638</text:p>
          </table:table-cell>
          <table:table-cell office:value-type="float" office:value="39860" calcext:value-type="float">
            <text:p>39860</text:p>
          </table:table-cell>
          <table:table-cell office:value-type="float" office:value="14148" calcext:value-type="float">
            <text:p>14148</text:p>
          </table:table-cell>
          <table:table-cell office:value-type="float" office:value="23764" calcext:value-type="float">
            <text:p>23764</text:p>
          </table:table-cell>
          <table:table-cell office:value-type="float" office:value="13971" calcext:value-type="float">
            <text:p>13971</text:p>
          </table:table-cell>
          <table:table-cell office:value-type="float" office:value="14206" calcext:value-type="float">
            <text:p>14206</text:p>
          </table:table-cell>
          <table:table-cell table:formula="of:=SUM(AVERAGE([.B5:.AH5]))" office:value-type="float" office:value="17427.5757575758" calcext:value-type="float">
            <text:p>17427.5757575758</text:p>
          </table:table-cell>
          <table:table-cell table:formula="of:=STDEV([.B5:.AH5])" office:value-type="float" office:value="6873.72495462933" calcext:value-type="float">
            <text:p>6873.724954629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211" calcext:value-type="float">
            <text:p>11211</text:p>
          </table:table-cell>
          <table:table-cell office:value-type="float" office:value="20398" calcext:value-type="float">
            <text:p>20398</text:p>
          </table:table-cell>
          <table:table-cell office:value-type="float" office:value="20248" calcext:value-type="float">
            <text:p>20248</text:p>
          </table:table-cell>
          <table:table-cell office:value-type="float" office:value="22032" calcext:value-type="float">
            <text:p>22032</text:p>
          </table:table-cell>
          <table:table-cell office:value-type="float" office:value="26783" calcext:value-type="float">
            <text:p>26783</text:p>
          </table:table-cell>
          <table:table-cell office:value-type="float" office:value="17881" calcext:value-type="float">
            <text:p>17881</text:p>
          </table:table-cell>
          <table:table-cell office:value-type="float" office:value="17590" calcext:value-type="float">
            <text:p>17590</text:p>
          </table:table-cell>
          <table:table-cell office:value-type="float" office:value="18116" calcext:value-type="float">
            <text:p>18116</text:p>
          </table:table-cell>
          <table:table-cell office:value-type="float" office:value="15584" calcext:value-type="float">
            <text:p>15584</text:p>
          </table:table-cell>
          <table:table-cell office:value-type="float" office:value="19302" calcext:value-type="float">
            <text:p>19302</text:p>
          </table:table-cell>
          <table:table-cell office:value-type="float" office:value="13388" calcext:value-type="float">
            <text:p>13388</text:p>
          </table:table-cell>
          <table:table-cell office:value-type="float" office:value="25136" calcext:value-type="float">
            <text:p>25136</text:p>
          </table:table-cell>
          <table:table-cell office:value-type="float" office:value="10807" calcext:value-type="float">
            <text:p>10807</text:p>
          </table:table-cell>
          <table:table-cell office:value-type="float" office:value="18574" calcext:value-type="float">
            <text:p>18574</text:p>
          </table:table-cell>
          <table:table-cell office:value-type="float" office:value="24770" calcext:value-type="float">
            <text:p>24770</text:p>
          </table:table-cell>
          <table:table-cell office:value-type="float" office:value="14428" calcext:value-type="float">
            <text:p>14428</text:p>
          </table:table-cell>
          <table:table-cell office:value-type="float" office:value="32322" calcext:value-type="float">
            <text:p>32322</text:p>
          </table:table-cell>
          <table:table-cell office:value-type="float" office:value="14638" calcext:value-type="float">
            <text:p>14638</text:p>
          </table:table-cell>
          <table:table-cell office:value-type="float" office:value="15877" calcext:value-type="float">
            <text:p>15877</text:p>
          </table:table-cell>
          <table:table-cell office:value-type="float" office:value="18309" calcext:value-type="float">
            <text:p>18309</text:p>
          </table:table-cell>
          <table:table-cell office:value-type="float" office:value="16767" calcext:value-type="float">
            <text:p>16767</text:p>
          </table:table-cell>
          <table:table-cell office:value-type="float" office:value="15390" calcext:value-type="float">
            <text:p>15390</text:p>
          </table:table-cell>
          <table:table-cell office:value-type="float" office:value="17281" calcext:value-type="float">
            <text:p>17281</text:p>
          </table:table-cell>
          <table:table-cell office:value-type="float" office:value="22658" calcext:value-type="float">
            <text:p>22658</text:p>
          </table:table-cell>
          <table:table-cell office:value-type="float" office:value="26017" calcext:value-type="float">
            <text:p>26017</text:p>
          </table:table-cell>
          <table:table-cell office:value-type="float" office:value="46054" calcext:value-type="float">
            <text:p>46054</text:p>
          </table:table-cell>
          <table:table-cell office:value-type="float" office:value="19666" calcext:value-type="float">
            <text:p>19666</text:p>
          </table:table-cell>
          <table:table-cell office:value-type="float" office:value="22378" calcext:value-type="float">
            <text:p>22378</text:p>
          </table:table-cell>
          <table:table-cell office:value-type="float" office:value="48038" calcext:value-type="float">
            <text:p>48038</text:p>
          </table:table-cell>
          <table:table-cell office:value-type="float" office:value="16978" calcext:value-type="float">
            <text:p>16978</text:p>
          </table:table-cell>
          <table:table-cell office:value-type="float" office:value="28545" calcext:value-type="float">
            <text:p>28545</text:p>
          </table:table-cell>
          <table:table-cell office:value-type="float" office:value="16776" calcext:value-type="float">
            <text:p>16776</text:p>
          </table:table-cell>
          <table:table-cell office:value-type="float" office:value="17053" calcext:value-type="float">
            <text:p>17053</text:p>
          </table:table-cell>
          <table:table-cell table:formula="of:=SUM(AVERAGE([.B6:.AH6]))" office:value-type="float" office:value="20939.2424242424" calcext:value-type="float">
            <text:p>20939.2424242424</text:p>
          </table:table-cell>
          <table:table-cell table:formula="of:=STDEV([.B6:.AH6])" office:value-type="float" office:value="8286.87551203069" calcext:value-type="float">
            <text:p>8286.8755120306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081" calcext:value-type="float">
            <text:p>13081</text:p>
          </table:table-cell>
          <table:table-cell office:value-type="float" office:value="23806" calcext:value-type="float">
            <text:p>23806</text:p>
          </table:table-cell>
          <table:table-cell office:value-type="float" office:value="23627" calcext:value-type="float">
            <text:p>23627</text:p>
          </table:table-cell>
          <table:table-cell office:value-type="float" office:value="25731" calcext:value-type="float">
            <text:p>25731</text:p>
          </table:table-cell>
          <table:table-cell office:value-type="float" office:value="31267" calcext:value-type="float">
            <text:p>31267</text:p>
          </table:table-cell>
          <table:table-cell office:value-type="float" office:value="20895" calcext:value-type="float">
            <text:p>20895</text:p>
          </table:table-cell>
          <table:table-cell office:value-type="float" office:value="20525" calcext:value-type="float">
            <text:p>20525</text:p>
          </table:table-cell>
          <table:table-cell office:value-type="float" office:value="21139" calcext:value-type="float">
            <text:p>21139</text:p>
          </table:table-cell>
          <table:table-cell office:value-type="float" office:value="18184" calcext:value-type="float">
            <text:p>18184</text:p>
          </table:table-cell>
          <table:table-cell office:value-type="float" office:value="22528" calcext:value-type="float">
            <text:p>22528</text:p>
          </table:table-cell>
          <table:table-cell office:value-type="float" office:value="15623" calcext:value-type="float">
            <text:p>15623</text:p>
          </table:table-cell>
          <table:table-cell office:value-type="float" office:value="29349" calcext:value-type="float">
            <text:p>29349</text:p>
          </table:table-cell>
          <table:table-cell office:value-type="float" office:value="12608" calcext:value-type="float">
            <text:p>12608</text:p>
          </table:table-cell>
          <table:table-cell office:value-type="float" office:value="21677" calcext:value-type="float">
            <text:p>21677</text:p>
          </table:table-cell>
          <table:table-cell office:value-type="float" office:value="28932" calcext:value-type="float">
            <text:p>28932</text:p>
          </table:table-cell>
          <table:table-cell office:value-type="float" office:value="16836" calcext:value-type="float">
            <text:p>16836</text:p>
          </table:table-cell>
          <table:table-cell office:value-type="float" office:value="37748" calcext:value-type="float">
            <text:p>37748</text:p>
          </table:table-cell>
          <table:table-cell office:value-type="float" office:value="17084" calcext:value-type="float">
            <text:p>17084</text:p>
          </table:table-cell>
          <table:table-cell office:value-type="float" office:value="18529" calcext:value-type="float">
            <text:p>18529</text:p>
          </table:table-cell>
          <table:table-cell office:value-type="float" office:value="21368" calcext:value-type="float">
            <text:p>21368</text:p>
          </table:table-cell>
          <table:table-cell office:value-type="float" office:value="19563" calcext:value-type="float">
            <text:p>19563</text:p>
          </table:table-cell>
          <table:table-cell office:value-type="float" office:value="17959" calcext:value-type="float">
            <text:p>17959</text:p>
          </table:table-cell>
          <table:table-cell office:value-type="float" office:value="20159" calcext:value-type="float">
            <text:p>20159</text:p>
          </table:table-cell>
          <table:table-cell office:value-type="float" office:value="26445" calcext:value-type="float">
            <text:p>26445</text:p>
          </table:table-cell>
          <table:table-cell office:value-type="float" office:value="30369" calcext:value-type="float">
            <text:p>30369</text:p>
          </table:table-cell>
          <table:table-cell office:value-type="float" office:value="53816" calcext:value-type="float">
            <text:p>53816</text:p>
          </table:table-cell>
          <table:table-cell office:value-type="float" office:value="22947" calcext:value-type="float">
            <text:p>22947</text:p>
          </table:table-cell>
          <table:table-cell office:value-type="float" office:value="26115" calcext:value-type="float">
            <text:p>26115</text:p>
          </table:table-cell>
          <table:table-cell office:value-type="float" office:value="56172" calcext:value-type="float">
            <text:p>56172</text:p>
          </table:table-cell>
          <table:table-cell office:value-type="float" office:value="19808" calcext:value-type="float">
            <text:p>19808</text:p>
          </table:table-cell>
          <table:table-cell office:value-type="float" office:value="33319" calcext:value-type="float">
            <text:p>33319</text:p>
          </table:table-cell>
          <table:table-cell office:value-type="float" office:value="19577" calcext:value-type="float">
            <text:p>19577</text:p>
          </table:table-cell>
          <table:table-cell office:value-type="float" office:value="19898" calcext:value-type="float">
            <text:p>19898</text:p>
          </table:table-cell>
          <table:table-cell table:formula="of:=SUM(AVERAGE([.B7:.AH7]))" office:value-type="float" office:value="24444.9696969697" calcext:value-type="float">
            <text:p>24444.9696969697</text:p>
          </table:table-cell>
          <table:table-cell table:formula="of:=STDEV([.B7:.AH7])" office:value-type="float" office:value="9691.76272178096" calcext:value-type="float">
            <text:p>9691.7627217809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951" calcext:value-type="float">
            <text:p>14951</text:p>
          </table:table-cell>
          <table:table-cell office:value-type="float" office:value="27212" calcext:value-type="float">
            <text:p>27212</text:p>
          </table:table-cell>
          <table:table-cell office:value-type="float" office:value="27005" calcext:value-type="float">
            <text:p>27005</text:p>
          </table:table-cell>
          <table:table-cell office:value-type="float" office:value="29424" calcext:value-type="float">
            <text:p>29424</text:p>
          </table:table-cell>
          <table:table-cell office:value-type="float" office:value="35747" calcext:value-type="float">
            <text:p>35747</text:p>
          </table:table-cell>
          <table:table-cell office:value-type="float" office:value="23903" calcext:value-type="float">
            <text:p>23903</text:p>
          </table:table-cell>
          <table:table-cell office:value-type="float" office:value="23459" calcext:value-type="float">
            <text:p>23459</text:p>
          </table:table-cell>
          <table:table-cell office:value-type="float" office:value="24161" calcext:value-type="float">
            <text:p>24161</text:p>
          </table:table-cell>
          <table:table-cell office:value-type="float" office:value="20784" calcext:value-type="float">
            <text:p>20784</text:p>
          </table:table-cell>
          <table:table-cell office:value-type="float" office:value="25751" calcext:value-type="float">
            <text:p>25751</text:p>
          </table:table-cell>
          <table:table-cell office:value-type="float" office:value="17857" calcext:value-type="float">
            <text:p>17857</text:p>
          </table:table-cell>
          <table:table-cell office:value-type="float" office:value="33557" calcext:value-type="float">
            <text:p>33557</text:p>
          </table:table-cell>
          <table:table-cell office:value-type="float" office:value="14410" calcext:value-type="float">
            <text:p>14410</text:p>
          </table:table-cell>
          <table:table-cell office:value-type="float" office:value="24778" calcext:value-type="float">
            <text:p>24778</text:p>
          </table:table-cell>
          <table:table-cell office:value-type="float" office:value="33086" calcext:value-type="float">
            <text:p>33086</text:p>
          </table:table-cell>
          <table:table-cell office:value-type="float" office:value="19243" calcext:value-type="float">
            <text:p>19243</text:p>
          </table:table-cell>
          <table:table-cell office:value-type="float" office:value="43166" calcext:value-type="float">
            <text:p>43166</text:p>
          </table:table-cell>
          <table:table-cell office:value-type="float" office:value="19530" calcext:value-type="float">
            <text:p>19530</text:p>
          </table:table-cell>
          <table:table-cell office:value-type="float" office:value="21179" calcext:value-type="float">
            <text:p>21179</text:p>
          </table:table-cell>
          <table:table-cell office:value-type="float" office:value="24424" calcext:value-type="float">
            <text:p>24424</text:p>
          </table:table-cell>
          <table:table-cell office:value-type="float" office:value="22358" calcext:value-type="float">
            <text:p>22358</text:p>
          </table:table-cell>
          <table:table-cell office:value-type="float" office:value="20526" calcext:value-type="float">
            <text:p>20526</text:p>
          </table:table-cell>
          <table:table-cell office:value-type="float" office:value="23037" calcext:value-type="float">
            <text:p>23037</text:p>
          </table:table-cell>
          <table:table-cell office:value-type="float" office:value="30229" calcext:value-type="float">
            <text:p>30229</text:p>
          </table:table-cell>
          <table:table-cell office:value-type="float" office:value="34717" calcext:value-type="float">
            <text:p>34717</text:p>
          </table:table-cell>
          <table:table-cell office:value-type="float" office:value="61562" calcext:value-type="float">
            <text:p>61562</text:p>
          </table:table-cell>
          <table:table-cell office:value-type="float" office:value="26227" calcext:value-type="float">
            <text:p>26227</text:p>
          </table:table-cell>
          <table:table-cell office:value-type="float" office:value="29850" calcext:value-type="float">
            <text:p>29850</text:p>
          </table:table-cell>
          <table:table-cell office:value-type="float" office:value="64281" calcext:value-type="float">
            <text:p>64281</text:p>
          </table:table-cell>
          <table:table-cell office:value-type="float" office:value="22638" calcext:value-type="float">
            <text:p>22638</text:p>
          </table:table-cell>
          <table:table-cell office:value-type="float" office:value="38090" calcext:value-type="float">
            <text:p>38090</text:p>
          </table:table-cell>
          <table:table-cell office:value-type="float" office:value="22378" calcext:value-type="float">
            <text:p>22378</text:p>
          </table:table-cell>
          <table:table-cell office:value-type="float" office:value="22743" calcext:value-type="float">
            <text:p>22743</text:p>
          </table:table-cell>
          <table:table-cell table:formula="of:=SUM(AVERAGE([.B8:.AH8]))" office:value-type="float" office:value="27947.3636363636" calcext:value-type="float">
            <text:p>27947.3636363636</text:p>
          </table:table-cell>
          <table:table-cell table:formula="of:=STDEV([.B8:.AH8])" office:value-type="float" office:value="11092.0225325969" calcext:value-type="float">
            <text:p>11092.022532596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820" calcext:value-type="float">
            <text:p>16820</text:p>
          </table:table-cell>
          <table:table-cell office:value-type="float" office:value="30617" calcext:value-type="float">
            <text:p>30617</text:p>
          </table:table-cell>
          <table:table-cell office:value-type="float" office:value="30383" calcext:value-type="float">
            <text:p>30383</text:p>
          </table:table-cell>
          <table:table-cell office:value-type="float" office:value="33113" calcext:value-type="float">
            <text:p>33113</text:p>
          </table:table-cell>
          <table:table-cell office:value-type="float" office:value="40224" calcext:value-type="float">
            <text:p>40224</text:p>
          </table:table-cell>
          <table:table-cell office:value-type="float" office:value="26907" calcext:value-type="float">
            <text:p>26907</text:p>
          </table:table-cell>
          <table:table-cell office:value-type="float" office:value="26393" calcext:value-type="float">
            <text:p>26393</text:p>
          </table:table-cell>
          <table:table-cell office:value-type="float" office:value="27183" calcext:value-type="float">
            <text:p>27183</text:p>
          </table:table-cell>
          <table:table-cell office:value-type="float" office:value="23384" calcext:value-type="float">
            <text:p>23384</text:p>
          </table:table-cell>
          <table:table-cell office:value-type="float" office:value="28974" calcext:value-type="float">
            <text:p>28974</text:p>
          </table:table-cell>
          <table:table-cell office:value-type="float" office:value="20090" calcext:value-type="float">
            <text:p>20090</text:p>
          </table:table-cell>
          <table:table-cell office:value-type="float" office:value="37762" calcext:value-type="float">
            <text:p>37762</text:p>
          </table:table-cell>
          <table:table-cell office:value-type="float" office:value="16211" calcext:value-type="float">
            <text:p>16211</text:p>
          </table:table-cell>
          <table:table-cell office:value-type="float" office:value="27878" calcext:value-type="float">
            <text:p>27878</text:p>
          </table:table-cell>
          <table:table-cell office:value-type="float" office:value="37236" calcext:value-type="float">
            <text:p>37236</text:p>
          </table:table-cell>
          <table:table-cell office:value-type="float" office:value="21650" calcext:value-type="float">
            <text:p>21650</text:p>
          </table:table-cell>
          <table:table-cell office:value-type="float" office:value="48579" calcext:value-type="float">
            <text:p>48579</text:p>
          </table:table-cell>
          <table:table-cell office:value-type="float" office:value="21974" calcext:value-type="float">
            <text:p>21974</text:p>
          </table:table-cell>
          <table:table-cell office:value-type="float" office:value="23828" calcext:value-type="float">
            <text:p>23828</text:p>
          </table:table-cell>
          <table:table-cell office:value-type="float" office:value="27480" calcext:value-type="float">
            <text:p>27480</text:p>
          </table:table-cell>
          <table:table-cell office:value-type="float" office:value="25153" calcext:value-type="float">
            <text:p>25153</text:p>
          </table:table-cell>
          <table:table-cell office:value-type="float" office:value="23094" calcext:value-type="float">
            <text:p>23094</text:p>
          </table:table-cell>
          <table:table-cell office:value-type="float" office:value="25916" calcext:value-type="float">
            <text:p>25916</text:p>
          </table:table-cell>
          <table:table-cell office:value-type="float" office:value="34012" calcext:value-type="float">
            <text:p>34012</text:p>
          </table:table-cell>
          <table:table-cell office:value-type="float" office:value="39063" calcext:value-type="float">
            <text:p>39063</text:p>
          </table:table-cell>
          <table:table-cell office:value-type="float" office:value="69296" calcext:value-type="float">
            <text:p>69296</text:p>
          </table:table-cell>
          <table:table-cell office:value-type="float" office:value="29506" calcext:value-type="float">
            <text:p>29506</text:p>
          </table:table-cell>
          <table:table-cell office:value-type="float" office:value="33584" calcext:value-type="float">
            <text:p>33584</text:p>
          </table:table-cell>
          <table:table-cell office:value-type="float" office:value="72375" calcext:value-type="float">
            <text:p>72375</text:p>
          </table:table-cell>
          <table:table-cell office:value-type="float" office:value="25467" calcext:value-type="float">
            <text:p>25467</text:p>
          </table:table-cell>
          <table:table-cell office:value-type="float" office:value="42859" calcext:value-type="float">
            <text:p>42859</text:p>
          </table:table-cell>
          <table:table-cell office:value-type="float" office:value="25178" calcext:value-type="float">
            <text:p>25178</text:p>
          </table:table-cell>
          <table:table-cell office:value-type="float" office:value="25587" calcext:value-type="float">
            <text:p>25587</text:p>
          </table:table-cell>
          <table:table-cell table:formula="of:=SUM(AVERAGE([.B9:.AH9]))" office:value-type="float" office:value="31447.7575757576" calcext:value-type="float">
            <text:p>31447.7575757576</text:p>
          </table:table-cell>
          <table:table-cell table:formula="of:=STDEV([.B9:.AH9])" office:value-type="float" office:value="12489.3461999375" calcext:value-type="float">
            <text:p>12489.346199937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66.84pt">
            <draw:object draw:notify-on-update-of-ranges="Sheet2.A1:Sheet2.A5 Sheet2.R1:Sheet2.R5 Sheet2.S1:Sheet2.S5 Sheet2.S1:Sheet2.S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25.77pt" svg:y="466.04pt">
            <draw:object draw:notify-on-update-of-ranges="Sheet2.A28:Sheet2.A35 Sheet2.V28:Sheet2.V35 Sheet2.W28:Sheet2.W35 Sheet2.W28:Sheet2.W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percentage" office:value="0.9" calcext:value-type="percentage">
            <text:p>90.00%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3" office:value-type="float" office:value="0.973333333333333" calcext:value-type="float">
            <text:p>0.973333333333333</text:p>
          </table:table-cell>
          <table:table-cell office:value-type="float" office:value="0.986666666666667" calcext:value-type="float">
            <text:p>0.986666666666667</text:p>
          </table:table-cell>
          <table:table-cell table:number-columns-repeated="7" office:value-type="float" office:value="0.98" calcext:value-type="float">
            <text:p>0.98</text:p>
          </table:table-cell>
          <table:table-cell table:formula="of:=SUM(AVERAGE([.B1:.Q1]))" office:value-type="float" office:value="0.978333333333334" calcext:value-type="float">
            <text:p>0.978333333333334</text:p>
          </table:table-cell>
          <table:table-cell table:formula="of:=STDEV([.B1:.R1])" office:value-type="float" office:value="0.00500000000000008" calcext:value-type="float">
            <text:p>0.005</text:p>
          </table:table-cell>
          <table:table-cell table:number-columns-repeated="4"/>
        </table:table-row>
        <table:table-row table:style-name="ro1">
          <table:table-cell table:style-name="ce1" office:value-type="percentage" office:value="0.7" calcext:value-type="percentage">
            <text:p>70.00%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73333333333333" calcext:value-type="float">
            <text:p>0.973333333333333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table:number-columns-repeated="3"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666666666667" calcext:value-type="float">
            <text:p>0.986666666666667</text:p>
          </table:table-cell>
          <table:table-cell table:formula="of:=SUM(AVERAGE([.B2:.Q2]))" office:value-type="float" office:value="0.9775" calcext:value-type="float">
            <text:p>0.9775</text:p>
          </table:table-cell>
          <table:table-cell table:formula="of:=STDEV([.B2:.R2])" office:value-type="float" office:value="0.00702179147764705" calcext:value-type="float">
            <text:p>0.007021791477647</text:p>
          </table:table-cell>
          <table:table-cell table:number-columns-repeated="4"/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3333333333333" calcext:value-type="float">
            <text:p>0.973333333333333</text:p>
          </table:table-cell>
          <table:table-cell table:formula="of:=SUM(AVERAGE([.B3:.Q3]))" office:value-type="float" office:value="0.972083333333333" calcext:value-type="float">
            <text:p>0.972083333333333</text:p>
          </table:table-cell>
          <table:table-cell table:formula="of:=STDEV([.B3:.R3])" office:value-type="float" office:value="0.00823904997220212" calcext:value-type="float">
            <text:p>0.008239049972202</text:p>
          </table:table-cell>
          <table:table-cell table:number-columns-repeated="4"/>
        </table:table-row>
        <table:table-row table:style-name="ro1">
          <table:table-cell table:style-name="ce1" office:value-type="percentage" office:value="0.3" calcext:value-type="percentage">
            <text:p>30.00%</text:p>
          </table:table-cell>
          <table:table-cell office:value-type="float" office:value="0.96" calcext:value-type="float">
            <text:p>0.96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66666666666667" calcext:value-type="float">
            <text:p>0.966666666666667</text:p>
          </table:table-cell>
          <table:table-cell table:formula="of:=SUM(AVERAGE([.B4:.Q4]))" office:value-type="float" office:value="0.955416666666667" calcext:value-type="float">
            <text:p>0.955416666666667</text:p>
          </table:table-cell>
          <table:table-cell table:formula="of:=STDEV([.B4:.R4])" office:value-type="float" office:value="0.0159371595824211" calcext:value-type="float">
            <text:p>0.015937159582421</text:p>
          </table:table-cell>
          <table:table-cell table:number-columns-repeated="4"/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933333333333333" calcext:value-type="float">
            <text:p>0.933333333333333</text:p>
          </table:table-cell>
          <table:table-cell table:formula="of:=SUM(AVERAGE([.B5:.Q5]))" office:value-type="float" office:value="0.895833333333333" calcext:value-type="float">
            <text:p>0.895833333333333</text:p>
          </table:table-cell>
          <table:table-cell table:formula="of:=STDEV([.B5:.R5])" office:value-type="float" office:value="0.0743443564323031" calcext:value-type="float">
            <text:p>0.074344356432303</text:p>
          </table:table-cell>
          <table:table-cell table:number-columns-repeated="4"/>
        </table:table-row>
        <table:table-row table:style-name="ro1" table:number-rows-repeated="22">
          <table:table-cell table:number-columns-repeated="2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86666666666667" calcext:value-type="float">
            <text:p>0.98666666666666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table:number-columns-repeated="4"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973333333333333" calcext:value-type="float">
            <text:p>0.973333333333333</text:p>
          </table:table-cell>
          <table:table-cell table:number-columns-repeated="2" office:value-type="float" office:value="0.986666666666667" calcext:value-type="float">
            <text:p>0.98666666666666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993333333333333" calcext:value-type="float">
            <text:p>0.993333333333333</text:p>
          </table:table-cell>
          <table:table-cell table:number-columns-repeated="2" office:value-type="float" office:value="0.986666666666667" calcext:value-type="float">
            <text:p>0.98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973333333333333" calcext:value-type="float">
            <text:p>0.973333333333333</text:p>
          </table:table-cell>
          <table:table-cell table:formula="of:=SUM(AVERAGE([.B28:.U28]))" office:value-type="float" office:value="0.983" calcext:value-type="float">
            <text:p>0.983</text:p>
          </table:table-cell>
          <table:table-cell table:formula="of:=STDEV([.B28:.V28])" office:value-type="float" office:value="0.00536449231314369" calcext:value-type="float">
            <text:p>0.005364492313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6666666666667" calcext:value-type="float">
            <text:p>0.98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table:number-columns-repeated="4" office:value-type="float" office:value="0.973333333333333" calcext:value-type="float">
            <text:p>0.973333333333333</text:p>
          </table:table-cell>
          <table:table-cell table:formula="of:=SUM(AVERAGE([.B29:.U29]))" office:value-type="float" office:value="0.977333333333333" calcext:value-type="float">
            <text:p>0.977333333333333</text:p>
          </table:table-cell>
          <table:table-cell table:formula="of:=STDEV([.B29:.V29])" office:value-type="float" office:value="0.00679869268479039" calcext:value-type="float">
            <text:p>0.0067986926847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table:number-columns-repeated="2" office:value-type="float" office:value="0.966666666666667" calcext:value-type="float">
            <text:p>0.96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3333333333333" calcext:value-type="float">
            <text:p>0.97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986666666666667" calcext:value-type="float">
            <text:p>0.986666666666667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table:formula="of:=SUM(AVERAGE([.B30:.U30]))" office:value-type="float" office:value="0.973" calcext:value-type="float">
            <text:p>0.973</text:p>
          </table:table-cell>
          <table:table-cell table:formula="of:=STDEV([.B30:.V30])" office:value-type="float" office:value="0.00829323686974979" calcext:value-type="float">
            <text:p>0.008293236869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0.966666666666667" calcext:value-type="float">
            <text:p>0.96666666666666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33333333333333" calcext:value-type="float">
            <text:p>0.933333333333333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66666666666667" calcext:value-type="float">
            <text:p>0.966666666666667</text:p>
          </table:table-cell>
          <table:table-cell table:formula="of:=SUM(AVERAGE([.B31:.U31]))" office:value-type="float" office:value="0.967333333333334" calcext:value-type="float">
            <text:p>0.967333333333334</text:p>
          </table:table-cell>
          <table:table-cell table:formula="of:=STDEV([.B31:.V31])" office:value-type="float" office:value="0.0134824989441045" calcext:value-type="float">
            <text:p>0.0134824989441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973333333333333" calcext:value-type="float">
            <text:p>0.973333333333333</text:p>
          </table:table-cell>
          <table:table-cell table:number-columns-repeated="4" office:value-type="float" office:value="0.966666666666667" calcext:value-type="float">
            <text:p>0.96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986666666666667" calcext:value-type="float">
            <text:p>0.986666666666667</text:p>
          </table:table-cell>
          <table:table-cell table:formula="of:=SUM(AVERAGE([.B32:.U32]))" office:value-type="float" office:value="0.966" calcext:value-type="float">
            <text:p>0.966</text:p>
          </table:table-cell>
          <table:table-cell table:formula="of:=STDEV([.B32:.V32])" office:value-type="float" office:value="0.00891939210683979" calcext:value-type="float">
            <text:p>0.0089193921068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946666666666667" calcext:value-type="float">
            <text:p>0.94666666666666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46666666666667" calcext:value-type="float">
            <text:p>0.94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66666666666667" calcext:value-type="float">
            <text:p>0.966666666666667</text:p>
          </table:table-cell>
          <table:table-cell table:formula="of:=SUM(AVERAGE([.B33:.U33]))" office:value-type="float" office:value="0.947666666666667" calcext:value-type="float">
            <text:p>0.947666666666667</text:p>
          </table:table-cell>
          <table:table-cell table:formula="of:=STDEV([.B33:.V33])" office:value-type="float" office:value="0.0254972765430175" calcext:value-type="float">
            <text:p>0.0254972765430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84" calcext:value-type="float">
            <text:p>0.84</text:p>
          </table:table-cell>
          <table:table-cell office:value-type="float" office:value="0.946666666666667" calcext:value-type="float">
            <text:p>0.946666666666667</text:p>
          </table:table-cell>
          <table:table-cell table:number-columns-repeated="2" office:value-type="float" office:value="0.953333333333333" calcext:value-type="float">
            <text:p>0.95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826666666666667" calcext:value-type="float">
            <text:p>0.826666666666667</text:p>
          </table:table-cell>
          <table:table-cell table:formula="of:=SUM(AVERAGE([.B34:.U34]))" office:value-type="float" office:value="0.93" calcext:value-type="float">
            <text:p>0.93</text:p>
          </table:table-cell>
          <table:table-cell table:formula="of:=STDEV([.B34:.V34])" office:value-type="float" office:value="0.0465951833466842" calcext:value-type="float">
            <text:p>0.04659518334668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66" calcext:value-type="float">
            <text:p>0.6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66" calcext:value-type="float">
            <text:p>0.6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table:formula="of:=SUM(AVERAGE([.B35:.U35]))" office:value-type="float" office:value="0.703" calcext:value-type="float">
            <text:p>0.703</text:p>
          </table:table-cell>
          <table:table-cell table:formula="of:=STDEV([.B35:.V35])" office:value-type="float" office:value="0.152599330128135" calcext:value-type="float">
            <text:p>0.152599330128135</text:p>
          </table:table-cell>
        </table:table-row>
      </table:table>
      <table:named-expressions/>
      <table:database-ranges>
        <table:database-range table:name="__Anonymous_Sheet_DB__0" table:target-range-address="Sheet1.B1:Sheet1.AH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1:06:31.910829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1:54:16.594200988</meta:creation-date>
    <dc:date>2018-04-27T15:37:19.679994734</dc:date>
    <meta:editing-duration>PT2H13M46S</meta:editing-duration>
    <meta:editing-cycles>5</meta:editing-cycles>
    <meta:generator>LibreOffice/5.4.6.2$Linux_X86_64 LibreOffice_project/40$Build-2</meta:generator>
    <meta:document-statistic meta:table-count="2" meta:cell-count="6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AJ1:Sheet1.AJ9" chart:error-lower-range="Sheet1.AJ1:Sheet1.AJ9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 chart:error-category="cell-range" chart:error-upper-range="Sheet1.AJ1:Sheet1.AJ9" chart:error-lower-range="Sheet1.AJ1:Sheet1.AJ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J1:Sheet1.AJ9" chart:error-lower-range="Sheet1.AJ1:Sheet1.AJ9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331cm" svg:y="0.316cm" chart:style-name="ch2">
          <text:p>Effect of momentum on training time</text:p>
        </chart:title>
        <chart:plot-area chart:style-name="ch3" table:cell-range-address="Sheet1.A1:Sheet1.A9 Sheet1.AI1:Sheet1.AI9" svg:x="1.33cm" svg:y="1.275cm" svg:width="14.349cm" svg:height="6.57cm">
          <chartooo:coordinate-region svg:x="2.507cm" svg:y="1.474cm" svg:width="13.078cm" svg:height="5.724cm"/>
          <chart:axis chart:dimension="x" chart:name="primary-x" chart:style-name="ch4">
            <chart:title svg:x="7.64cm" svg:y="8.025cm" chart:style-name="ch5">
              <text:p>Momentem</text:p>
            </chart:title>
            <chart:grid chart:style-name="ch6" chart:class="major"/>
          </chart:axis>
          <chart:axis chart:dimension="y" chart:name="primary-y" chart:style-name="ch7">
            <chart:title svg:x="0.451cm" svg:y="6.231cm" chart:style-name="ch8">
              <text:p>Time to learn (epochs)</text:p>
            </chart:title>
          </chart:axis>
          <chart:series chart:style-name="ch9" chart:values-cell-range-address="Sheet1.AI1:Sheet1.AI9" chart:class="chart:scatter">
            <chart:domain table:cell-range-address="Sheet1.A1:Sheet1.A9"/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Sheet1.A1:Sheet1.A9</svg:desc>
                </draw:g>
              </table:table-cell>
              <table:table-cell office:value-type="float" office:value="3580.51515151515">
                <text:p>3580.51515151515</text:p>
                <draw:g>
                  <svg:desc>Sheet1.AI1:Sheet1.AI9</svg:desc>
                </draw:g>
              </table:table-cell>
              <table:table-cell office:value-type="float" office:value="1406.43574598193">
                <text:p>1406.43574598193</text:p>
                <draw:g>
                  <svg:desc>Sheet1.AJ1:Sheet1.AJ9</svg:desc>
                </draw:g>
              </table:table-cell>
              <table:table-cell office:value-type="float" office:value="1406.43574598193">
                <text:p>1406.43574598193</text:p>
                <draw:g>
                  <svg:desc>Sheet1.AJ1:Sheet1.A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6702.75757575758">
                <text:p>6702.75757575758</text:p>
              </table:table-cell>
              <table:table-cell office:value-type="float" office:value="2390.48091435467">
                <text:p>2390.48091435467</text:p>
              </table:table-cell>
              <table:table-cell office:value-type="float" office:value="2390.48091435467">
                <text:p>2390.48091435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10350.8484848485">
                <text:p>10350.8484848485</text:p>
              </table:table-cell>
              <table:table-cell office:value-type="float" office:value="3974.61793856664">
                <text:p>3974.61793856664</text:p>
              </table:table-cell>
              <table:table-cell office:value-type="float" office:value="3974.61793856664">
                <text:p>3974.61793856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3904.0909090909">
                <text:p>13904.0909090909</text:p>
              </table:table-cell>
              <table:table-cell office:value-type="float" office:value="5444.29895259502">
                <text:p>5444.29895259502</text:p>
              </table:table-cell>
              <table:table-cell office:value-type="float" office:value="5444.29895259502">
                <text:p>5444.29895259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7427.5757575758">
                <text:p>17427.5757575758</text:p>
              </table:table-cell>
              <table:table-cell office:value-type="float" office:value="6873.72495462933">
                <text:p>6873.72495462933</text:p>
              </table:table-cell>
              <table:table-cell office:value-type="float" office:value="6873.72495462933">
                <text:p>6873.72495462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20939.2424242424">
                <text:p>20939.2424242424</text:p>
              </table:table-cell>
              <table:table-cell office:value-type="float" office:value="8286.87551203069">
                <text:p>8286.87551203069</text:p>
              </table:table-cell>
              <table:table-cell office:value-type="float" office:value="8286.87551203069">
                <text:p>8286.87551203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24444.9696969697">
                <text:p>24444.9696969697</text:p>
              </table:table-cell>
              <table:table-cell office:value-type="float" office:value="9691.76272178096">
                <text:p>9691.76272178096</text:p>
              </table:table-cell>
              <table:table-cell office:value-type="float" office:value="9691.76272178096">
                <text:p>9691.76272178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27947.3636363636">
                <text:p>27947.3636363636</text:p>
              </table:table-cell>
              <table:table-cell office:value-type="float" office:value="11092.0225325969">
                <text:p>11092.0225325969</text:p>
              </table:table-cell>
              <table:table-cell office:value-type="float" office:value="11092.0225325969">
                <text:p>11092.0225325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31447.7575757576">
                <text:p>31447.7575757576</text:p>
              </table:table-cell>
              <table:table-cell office:value-type="float" office:value="12489.3461999375">
                <text:p>12489.3461999375</text:p>
              </table:table-cell>
              <table:table-cell office:value-type="float" office:value="12489.3461999375">
                <text:p>12489.346199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2.S1:Sheet2.S5" chart:error-lower-range="Sheet2.S1:Sheet2.S5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2.S1:Sheet2.S5" chart:error-lower-range="Sheet2.S1:Sheet2.S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S1:Sheet2.S5" chart:error-lower-range="Sheet2.S1:Sheet2.S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69cm" svg:y="0.316cm" chart:style-name="ch2">
          <text:p>Effect of training set size on network genralization</text:p>
        </chart:title>
        <chart:plot-area chart:style-name="ch3" table:cell-range-address="Sheet2.A1:Sheet2.A5 Sheet2.R1:Sheet2.R5" svg:x="1.331cm" svg:y="1.275cm" svg:width="14.349cm" svg:height="6.564cm">
          <chartooo:coordinate-region svg:x="2.243cm" svg:y="1.474cm" svg:width="12.762cm" svg:height="5.718cm"/>
          <chart:axis chart:dimension="x" chart:name="primary-x" chart:style-name="ch4">
            <chart:title svg:x="6.979cm" svg:y="8.019cm" chart:style-name="ch5">
              <text:p>Training set size (%)</text:p>
            </chart:title>
            <chart:grid chart:style-name="ch6" chart:class="major"/>
          </chart:axis>
          <chart:axis chart:dimension="y" chart:name="primary-y" chart:style-name="ch7">
            <chart:title svg:x="0.451cm" svg:y="6.837cm" chart:style-name="ch8">
              <text:p>Number of correct matches (%)</text:p>
            </chart:title>
          </chart:axis>
          <chart:series chart:style-name="ch9" chart:values-cell-range-address="Sheet2.R1:Sheet2.R5" chart:class="chart:scatter">
            <chart:domain table:cell-range-address="Sheet2.A1:Sheet2.A5"/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Sheet2.A1:Sheet2.A5</svg:desc>
                </draw:g>
              </table:table-cell>
              <table:table-cell office:value-type="float" office:value="0.978333333333334">
                <text:p>0.978333333333334</text:p>
                <draw:g>
                  <svg:desc>Sheet2.R1:Sheet2.R5</svg:desc>
                </draw:g>
              </table:table-cell>
              <table:table-cell office:value-type="float" office:value="0.00500000000000008">
                <text:p>0.00500000000000008</text:p>
                <draw:g>
                  <svg:desc>Sheet2.S1:Sheet2.S5</svg:desc>
                </draw:g>
              </table:table-cell>
              <table:table-cell office:value-type="float" office:value="0.00500000000000008">
                <text:p>0.00500000000000008</text:p>
                <draw:g>
                  <svg:desc>Sheet2.S1:Sheet2.S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9775">
                <text:p>0.9775</text:p>
              </table:table-cell>
              <table:table-cell office:value-type="float" office:value="0.00702179147764705">
                <text:p>0.00702179147764705</text:p>
              </table:table-cell>
              <table:table-cell office:value-type="float" office:value="0.00702179147764705">
                <text:p>0.00702179147764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72083333333333">
                <text:p>0.972083333333333</text:p>
              </table:table-cell>
              <table:table-cell office:value-type="float" office:value="0.00823904997220212">
                <text:p>0.00823904997220212</text:p>
              </table:table-cell>
              <table:table-cell office:value-type="float" office:value="0.00823904997220212">
                <text:p>0.00823904997220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55416666666667">
                <text:p>0.955416666666667</text:p>
              </table:table-cell>
              <table:table-cell office:value-type="float" office:value="0.0159371595824211">
                <text:p>0.0159371595824211</text:p>
              </table:table-cell>
              <table:table-cell office:value-type="float" office:value="0.0159371595824211">
                <text:p>0.0159371595824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0743443564323031">
                <text:p>0.0743443564323031</text:p>
              </table:table-cell>
              <table:table-cell office:value-type="float" office:value="0.0743443564323031">
                <text:p>0.0743443564323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2.W28:Sheet2.W35" chart:error-lower-range="Sheet2.W28:Sheet2.W35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 chart:error-category="cell-range" chart:error-upper-range="Sheet2.W28:Sheet2.W35" chart:error-lower-range="Sheet2.W28:Sheet2.W3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W28:Sheet2.W35" chart:error-lower-range="Sheet2.W28:Sheet2.W35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cm" chart:symbol-height="0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783cm" svg:y="0.316cm" chart:style-name="ch2">
          <text:p>Effect of Training set size on network generalization</text:p>
        </chart:title>
        <chart:plot-area chart:style-name="ch3" table:cell-range-address="Sheet2.A28:Sheet2.A35 Sheet2.V28:Sheet2.V35" svg:x="1.33cm" svg:y="1.275cm" svg:width="14.349cm" svg:height="6.57cm">
          <chartooo:coordinate-region svg:x="2.057cm" svg:y="1.474cm" svg:width="13.528cm" svg:height="5.724cm"/>
          <chart:axis chart:dimension="x" chart:name="primary-x" chart:style-name="ch4">
            <chart:title svg:x="6.833cm" svg:y="8.025cm" chart:style-name="ch5">
              <text:p>Size of training set (%)</text:p>
            </chart:title>
            <chart:grid chart:style-name="ch6" chart:class="major"/>
          </chart:axis>
          <chart:axis chart:dimension="y" chart:name="primary-y" chart:style-name="ch7">
            <chart:title svg:x="0.451cm" svg:y="7.091cm" chart:style-name="ch8">
              <text:p>Percentage of correct matches (%)</text:p>
            </chart:title>
          </chart:axis>
          <chart:series chart:style-name="ch9" chart:values-cell-range-address="Sheet2.V28:Sheet2.V35" chart:class="chart:scatter">
            <chart:domain table:cell-range-address="Sheet2.A28:Sheet2.A35"/>
            <chart:error-indicator chart:style-name="ch10" chart:dimension="y"/>
            <chart:data-point chart:repeated="2"/>
            <chart:data-point chart:style-name="ch11"/>
            <chart:data-point chart:repeated="3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Sheet2.A28:Sheet2.A35</svg:desc>
                </draw:g>
              </table:table-cell>
              <table:table-cell office:value-type="float" office:value="0.983">
                <text:p>0.983</text:p>
                <draw:g>
                  <svg:desc>Sheet2.V28:Sheet2.V35</svg:desc>
                </draw:g>
              </table:table-cell>
              <table:table-cell office:value-type="float" office:value="0.00536449231314369">
                <text:p>0.00536449231314369</text:p>
                <draw:g>
                  <svg:desc>Sheet2.W28:Sheet2.W35</svg:desc>
                </draw:g>
              </table:table-cell>
              <table:table-cell office:value-type="float" office:value="0.00536449231314369">
                <text:p>0.00536449231314369</text:p>
                <draw:g>
                  <svg:desc>Sheet2.W28:Sheet2.W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977333333333333">
                <text:p>0.977333333333333</text:p>
              </table:table-cell>
              <table:table-cell office:value-type="float" office:value="0.00679869268479039">
                <text:p>0.00679869268479039</text:p>
              </table:table-cell>
              <table:table-cell office:value-type="float" office:value="0.00679869268479039">
                <text:p>0.00679869268479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73">
                <text:p>0.973</text:p>
              </table:table-cell>
              <table:table-cell office:value-type="float" office:value="0.00829323686974979">
                <text:p>0.00829323686974979</text:p>
              </table:table-cell>
              <table:table-cell office:value-type="float" office:value="0.00829323686974979">
                <text:p>0.00829323686974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967333333333334">
                <text:p>0.967333333333334</text:p>
              </table:table-cell>
              <table:table-cell office:value-type="float" office:value="0.0134824989441045">
                <text:p>0.0134824989441045</text:p>
              </table:table-cell>
              <table:table-cell office:value-type="float" office:value="0.0134824989441045">
                <text:p>0.0134824989441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966">
                <text:p>0.966</text:p>
              </table:table-cell>
              <table:table-cell office:value-type="float" office:value="0.00891939210683979">
                <text:p>0.00891939210683979</text:p>
              </table:table-cell>
              <table:table-cell office:value-type="float" office:value="0.00891939210683979">
                <text:p>0.00891939210683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947666666666667">
                <text:p>0.947666666666667</text:p>
              </table:table-cell>
              <table:table-cell office:value-type="float" office:value="0.0254972765430175">
                <text:p>0.0254972765430175</text:p>
              </table:table-cell>
              <table:table-cell office:value-type="float" office:value="0.0254972765430175">
                <text:p>0.0254972765430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93">
                <text:p>0.93</text:p>
              </table:table-cell>
              <table:table-cell office:value-type="float" office:value="0.0465951833466842">
                <text:p>0.0465951833466842</text:p>
              </table:table-cell>
              <table:table-cell office:value-type="float" office:value="0.0465951833466842">
                <text:p>0.0465951833466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703">
                <text:p>0.703</text:p>
              </table:table-cell>
              <table:table-cell office:value-type="float" office:value="0.152599330128135">
                <text:p>0.152599330128135</text:p>
              </table:table-cell>
              <table:table-cell office:value-type="float" office:value="0.152599330128135">
                <text:p>0.1525993301281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